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aae7" officeooo:paragraph-rsid="0010aae7"/>
    </style:style>
    <style:style style:name="P2" style:family="paragraph" style:parent-style-name="Standard">
      <style:text-properties officeooo:rsid="00119021" officeooo:paragraph-rsid="00119021"/>
    </style:style>
    <style:style style:name="P3" style:family="paragraph" style:parent-style-name="Standard">
      <style:text-properties officeooo:rsid="0013cdb3" officeooo:paragraph-rsid="0013cdb3"/>
    </style:style>
    <style:style style:name="P4" style:family="paragraph" style:parent-style-name="Standard">
      <style:text-properties officeooo:rsid="0015572a" officeooo:paragraph-rsid="0015572a"/>
    </style:style>
    <style:style style:name="P5" style:family="paragraph" style:parent-style-name="Standard">
      <style:text-properties officeooo:rsid="0010aae7" officeooo:paragraph-rsid="00188ac6"/>
    </style:style>
    <style:style style:name="P6" style:family="paragraph" style:parent-style-name="Standard">
      <style:text-properties officeooo:rsid="0010aae7" officeooo:paragraph-rsid="001c10a6"/>
    </style:style>
    <style:style style:name="P7" style:family="paragraph" style:parent-style-name="Standard">
      <style:text-properties officeooo:rsid="00188ac6" officeooo:paragraph-rsid="00188ac6"/>
    </style:style>
    <style:style style:name="P8" style:family="paragraph" style:parent-style-name="Standard">
      <style:text-properties officeooo:rsid="0015572a" officeooo:paragraph-rsid="00188ac6"/>
    </style:style>
    <style:style style:name="P9" style:family="paragraph" style:parent-style-name="Standard">
      <style:text-properties style:font-name="Courier 10 Pitch" fo:font-size="9pt" officeooo:rsid="0018fb1d" officeooo:paragraph-rsid="0018fb1d" style:font-size-asian="9pt" style:font-size-complex="9pt"/>
    </style:style>
    <style:style style:name="P10" style:family="paragraph" style:parent-style-name="Standard">
      <style:text-properties style:font-name="Courier 10 Pitch" fo:font-size="9pt" officeooo:rsid="0019da74" officeooo:paragraph-rsid="0019da74" style:font-size-asian="9pt" style:font-size-complex="9pt"/>
    </style:style>
    <style:style style:name="P11" style:family="paragraph" style:parent-style-name="Standard">
      <style:text-properties style:font-name="Courier 10 Pitch" fo:font-size="9pt" officeooo:rsid="001adf75" officeooo:paragraph-rsid="001adf75" style:font-size-asian="9pt" style:font-size-complex="9pt"/>
    </style:style>
    <style:style style:name="P12" style:family="paragraph" style:parent-style-name="Standard">
      <style:text-properties style:font-name="Courier 10 Pitch" fo:font-size="9pt" officeooo:rsid="001c10a6" officeooo:paragraph-rsid="001c10a6" style:font-size-asian="9pt" style:font-size-complex="9pt"/>
    </style:style>
    <style:style style:name="P13" style:family="paragraph" style:parent-style-name="Standard">
      <style:text-properties style:font-name="Courier 10 Pitch" fo:font-size="9pt" officeooo:rsid="001f1197" officeooo:paragraph-rsid="001f1197" style:font-size-asian="9pt" style:font-size-complex="9pt"/>
    </style:style>
    <style:style style:name="P14" style:family="paragraph" style:parent-style-name="Standard">
      <style:text-properties style:font-name="Courier 10 Pitch" fo:font-size="9pt" officeooo:rsid="00203577" officeooo:paragraph-rsid="00203577" style:font-size-asian="9pt" style:font-size-complex="9pt"/>
    </style:style>
    <style:style style:name="P15" style:family="paragraph" style:parent-style-name="Standard">
      <style:text-properties officeooo:rsid="001c10a6" officeooo:paragraph-rsid="001c10a6"/>
    </style:style>
    <style:style style:name="P16" style:family="paragraph" style:parent-style-name="Standard">
      <style:text-properties officeooo:rsid="00119021" officeooo:paragraph-rsid="00119021"/>
    </style:style>
    <style:style style:name="T1" style:family="text">
      <style:text-properties officeooo:rsid="00119021"/>
    </style:style>
    <style:style style:name="T2" style:family="text">
      <style:text-properties officeooo:rsid="0017d16e"/>
    </style:style>
    <style:style style:name="T3" style:family="text">
      <style:text-properties officeooo:rsid="00188ac6"/>
    </style:style>
    <style:style style:name="T4" style:family="text">
      <style:text-properties officeooo:rsid="0018fb1d"/>
    </style:style>
    <style:style style:name="T5" style:family="text">
      <style:text-properties fo:font-weight="bold" style:font-weight-asian="bold" style:font-weight-complex="bold"/>
    </style:style>
    <style:style style:name="T6" style:family="text">
      <style:text-properties officeooo:rsid="001c10a6"/>
    </style:style>
    <style:style style:name="T7" style:family="text">
      <style:text-properties officeooo:rsid="001d335f"/>
    </style:style>
    <style:style style:name="T8" style:family="text">
      <style:text-properties officeooo:rsid="0020357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 tried many evaluation functions, beggining with the most basic: number of valid moves and number of valid moves minus opponent number of valid moves, <text:span text:style-name="T1">that are actually implemented in the examples. Then, I began to try combinations of these functions.</text:span></text:p>
      <text:p text:style-name="P5"/>
      <text:p text:style-name="P6"><text:span text:style-name="T1">I finished using the basic “actual minus opponent moves”, that showed best results, but trying to apply some spatial constraints: stay on center, stay close to opponent, and a combination depending on game state.</text:span></text:p>
      <text:p text:style-name="P6"/>
      <text:p text:style-name="P15">The idea behind aplying spatial constraints is that, depending on the game, a good position on the board can lead a player to advantage. Since searching the entire game space is dificulty or impossible, this assumption can simplify the search.</text:p>
      <text:p text:style-name="P6"/>
      <text:p text:style-name="P6"><text:span text:style-name="T6">The combination of constraints can be promising, but demands a design of constraints and an human made analysis of what constraint can lead a player to advantage depending on “global” state of game, using this kind of “table” to apply the correct constraint on the score function. </text:span></text:p>
      <text:p text:style-name="P2"/>
      <text:p text:style-name="P15">Description of the functions applied:</text:p>
      <text:p text:style-name="P15"/>
      <text:p text:style-name="P3">custom_score:</text:p>
      <text:p text:style-name="P2">Returns actual player number of moves minus opponent number of moves</text:p>
      <text:p text:style-name="P2">divided by distance of center. </text:p>
      <text:p text:style-name="P1"/>
      <text:p text:style-name="P3">custom_score_2:</text:p>
      <text:p text:style-name="P1">Returns opponent number of moves minus actual player number of moves</text:p>
      <text:p text:style-name="P1">divided by distance of oponent. </text:p>
      <text:p text:style-name="P1"/>
      <text:p text:style-name="P3">custom_score_3:</text:p>
      <text:p text:style-name="P3">On begin of game, use 1, then start using 2. </text:p>
      <text:p text:style-name="P3"/>
      <text:p text:style-name="P4">Running repeated times the matches, I got mixed results. Sometimes one function performs better, sometimes another, <text:span text:style-name="T3">with no huge differences between each other</text:span>. The random initialization <text:span text:style-name="T2">seems to </text:span>play a major role on results. </text:p>
      <text:p text:style-name="P4"/>
      <text:p text:style-name="P4">So, it demonstrates that the evaluation functions,including provided “improved_function” aren’t getting <text:span text:style-name="T3">entirely </text:span>the point, or, most probable, good openings matter more than evaluation functions in the first rounds of the game.</text:p>
      <text:p text:style-name="P4"/>
      <text:p text:style-name="P8">That said, one proposal aproach is to complement the algorithm with an “opening” algorithm, for first rounds of play. That would be done by repeatdly running the algorithm for every possible position on the first ‘n’ (n 2 to 6 probably) rounds and recording the positions that lead to more wins. Them, these “weights” should help to imply moves in the first rounds.</text:p>
      <text:p text:style-name="P8"/>
      <text:p text:style-name="P8"><text:span text:style-name="T3">Perhaps, that complementary algorithm would be more generalizable than the constraint table mentioned before, could be “machine learned”, and would certainly scale more with the search space of the game – because the simulations would run before the actual game and results would be saved, simplifying the search on the time of the game, simply prunning alternatives known to be worse because of previous simulations. Remembering that even with simple games, on first rounds, search spaces can be really huge, I think that pre-loaded maps would be a good aproach to prune search space even before starting the search.</text:span></text:p>
      <text:p text:style-name="P8"/>
      <text:p text:style-name="P7"><text:soft-page-break/>Following, results of <text:span text:style-name="T6">5 consecutive results of running tournament on actual submitted code. I modified the headings of original test for more clarity, and added a Random Agent to test_agents, and a minimax that evaluates last level if reached timeout to cpu_agents:</text:span></text:p>
      <text:p text:style-name="P7"/>
      <text:p text:style-name="P11">Custom 3 (ran 3 times):</text:p>
      <text:p text:style-name="P11"><text:s text:c="4"/>if len(game.get_blank_spaces()) / (game.width * game.height) &gt; <text:span text:style-name="T5">0.3:</text:span></text:p>
      <text:p text:style-name="P11"><text:s text:c="8"/><text:span text:style-name="T5">return custom_score_2(game, player)</text:span></text:p>
      <text:p text:style-name="P11"><text:s text:c="4"/><text:span text:style-name="T5">return custom_score(game, player)</text:span></text:p>
      <text:p text:style-name="P7"/>
      <text:p text:style-name="P9"><text:s/>Match # <text:s/>CPU - TEST <text:s text:c="4"/>Random <text:s text:c="4"/>AB_Improved <text:s text:c="2"/>AB_Custom <text:s text:c="2"/>AB_Custom_2 <text:s/>AB_Custom_3</text:p>
      <text:p text:style-name="P9"><text:s text:c="23"/>TEST | <text:s/>CPU <text:s/>TEST | <text:s/>CPU <text:s/>TEST | <text:s/>CPU <text:s/>TEST | <text:s/>CPU <text:s/>TEST | <text:s/>CPU</text:p>
      <text:p text:style-name="P9"><text:s text:c="4"/>1 <text:s text:c="6"/>Random <text:s text:c="6"/>3 <text:s/>| <text:s text:c="2"/>7 <text:s text:c="4"/>7 <text:s/>| <text:s text:c="2"/>3 <text:s text:c="3"/>10 <text:s/>| <text:s text:c="2"/>0 <text:s text:c="4"/>8 <text:s/>| <text:s text:c="2"/>2 <text:s text:c="4"/>8 <text:s/>| <text:s text:c="2"/>2</text:p>
      <text:p text:style-name="P9"><text:s text:c="4"/>2 <text:s text:c="6"/>MM_Open <text:s text:c="5"/>0 <text:s/>| <text:s/>10 <text:s text:c="4"/>8 <text:s/>| <text:s text:c="2"/>2 <text:s text:c="4"/>6 <text:s/>| <text:s text:c="2"/>4 <text:s text:c="4"/>6 <text:s/>| <text:s text:c="2"/>4 <text:s text:c="4"/>5 <text:s/>| <text:s text:c="2"/>5</text:p>
      <text:p text:style-name="P9"><text:s text:c="4"/>3 <text:s text:c="5"/>MM_Center <text:s text:c="4"/>1 <text:s/>| <text:s text:c="2"/>9 <text:s text:c="4"/>8 <text:s/>| <text:s text:c="2"/>2 <text:s text:c="4"/>7 <text:s/>| <text:s text:c="2"/>3 <text:s text:c="4"/>6 <text:s/>| <text:s text:c="2"/>4 <text:s text:c="4"/>9 <text:s/>| <text:s text:c="2"/>1</text:p>
      <text:p text:style-name="P9"><text:s text:c="4"/>4 <text:s text:c="4"/>MM_Improved <text:s text:c="3"/>1 <text:s/>| <text:s text:c="2"/>9 <text:s text:c="4"/>5 <text:s/>| <text:s text:c="2"/>5 <text:s text:c="4"/>5 <text:s/>| <text:s text:c="2"/>5 <text:s text:c="4"/>4 <text:s/>| <text:s text:c="2"/>6 <text:s text:c="4"/>5 <text:s/>| <text:s text:c="2"/>5</text:p>
      <text:p text:style-name="P9"><text:s text:c="4"/>5 <text:s text:c="4"/>MM_evtm_CS3 <text:s text:c="3"/>2 <text:s/>| <text:s text:c="2"/>8 <text:s text:c="3"/>10 <text:s/>| <text:s text:c="2"/>0 <text:s text:c="4"/>7 <text:s/>| <text:s text:c="2"/>3 <text:s text:c="4"/>7 <text:s/>| <text:s text:c="2"/>3 <text:s text:c="4"/>7 <text:s/>| <text:s text:c="2"/>3</text:p>
      <text:p text:style-name="P9"><text:s text:c="4"/>6 <text:s text:c="6"/>AB_Open <text:s text:c="5"/>1 <text:s/>| <text:s text:c="2"/>9 <text:s text:c="4"/>4 <text:s/>| <text:s text:c="2"/>6 <text:s text:c="4"/>2 <text:s/>| <text:s text:c="2"/>8 <text:s text:c="4"/>4 <text:s/>| <text:s text:c="2"/>6 <text:s text:c="4"/>6 <text:s/>| <text:s text:c="2"/>4</text:p>
      <text:p text:style-name="P9"><text:s text:c="4"/>7 <text:s text:c="5"/>AB_Center <text:s text:c="4"/>2 <text:s/>| <text:s text:c="2"/>8 <text:s text:c="4"/>5 <text:s/>| <text:s text:c="2"/>5 <text:s text:c="4"/>5 <text:s/>| <text:s text:c="2"/>5 <text:s text:c="4"/>5 <text:s/>| <text:s text:c="2"/>5 <text:s text:c="4"/>5 <text:s/>| <text:s text:c="2"/>5</text:p>
      <text:p text:style-name="P9"><text:s text:c="4"/>8 <text:s text:c="4"/>AB_Improved <text:s text:c="3"/>1 <text:s/>| <text:s text:c="2"/>9 <text:s text:c="4"/>3 <text:s/>| <text:s text:c="2"/>7 <text:s text:c="4"/>2 <text:s/>| <text:s text:c="2"/>8 <text:s text:c="4"/>3 <text:s/>| <text:s text:c="2"/>7 <text:s text:c="4"/>5 <text:s/>| <text:s text:c="2"/>5</text:p>
      <text:p text:style-name="P9">--------------------------------------------------------------------------</text:p>
      <text:p text:style-name="P9"><text:s text:c="11"/>Win Rate: <text:s text:c="5"/>13.8% <text:s text:c="7"/>62.5% <text:s text:c="7"/>55.0% <text:s text:c="7"/>53.8% <text:s text:c="7"/>62.5%</text:p>
      <text:p text:style-name="P9"/>
      <text:p text:style-name="P9"><text:s/>Match # <text:s/>CPU - TEST <text:s text:c="4"/>Random <text:s text:c="4"/>AB_Improved <text:s text:c="2"/>AB_Custom <text:s text:c="2"/>AB_Custom_2 <text:s/>AB_Custom_3</text:p>
      <text:p text:style-name="P9"><text:s text:c="23"/>TEST | <text:s/>CPU <text:s/>TEST | <text:s/>CPU <text:s/>TEST | <text:s/>CPU <text:s/>TEST | <text:s/>CPU <text:s/>TEST | <text:s/>CPU</text:p>
      <text:p text:style-name="P9"><text:s text:c="4"/>1 <text:s text:c="6"/>Random <text:s text:c="6"/>5 <text:s/>| <text:s text:c="2"/>5 <text:s text:c="4"/>8 <text:s/>| <text:s text:c="2"/>2 <text:s text:c="4"/>7 <text:s/>| <text:s text:c="2"/>3 <text:s text:c="4"/>9 <text:s/>| <text:s text:c="2"/>1 <text:s text:c="4"/>8 <text:s/>| <text:s text:c="2"/>2</text:p>
      <text:p text:style-name="P9"><text:s text:c="4"/>2 <text:s text:c="6"/>MM_Open <text:s text:c="5"/>1 <text:s/>| <text:s text:c="2"/>9 <text:s text:c="4"/>9 <text:s/>| <text:s text:c="2"/>1 <text:s text:c="4"/>7 <text:s/>| <text:s text:c="2"/>3 <text:s text:c="4"/>3 <text:s/>| <text:s text:c="2"/>7 <text:s text:c="4"/>6 <text:s/>| <text:s text:c="2"/>4</text:p>
      <text:p text:style-name="P9"><text:s text:c="4"/>3 <text:s text:c="5"/>MM_Center <text:s text:c="4"/>2 <text:s/>| <text:s text:c="2"/>8 <text:s text:c="4"/>8 <text:s/>| <text:s text:c="2"/>2 <text:s text:c="4"/>6 <text:s/>| <text:s text:c="2"/>4 <text:s text:c="4"/>8 <text:s/>| <text:s text:c="2"/>2 <text:s text:c="4"/>6 <text:s/>| <text:s text:c="2"/>4</text:p>
      <text:p text:style-name="P9"><text:s text:c="4"/>4 <text:s text:c="4"/>MM_Improved <text:s text:c="3"/>2 <text:s/>| <text:s text:c="2"/>8 <text:s text:c="4"/>8 <text:s/>| <text:s text:c="2"/>2 <text:s text:c="4"/>4 <text:s/>| <text:s text:c="2"/>6 <text:s text:c="4"/>3 <text:s/>| <text:s text:c="2"/>7 <text:s text:c="4"/>7 <text:s/>| <text:s text:c="2"/>3</text:p>
      <text:p text:style-name="P9"><text:s text:c="4"/>5 <text:s text:c="4"/>MM_evtm_CS3 <text:s text:c="3"/>0 <text:s/>| <text:s/>10 <text:s text:c="4"/>8 <text:s/>| <text:s text:c="2"/>2 <text:s text:c="4"/>6 <text:s/>| <text:s text:c="2"/>4 <text:s text:c="4"/>6 <text:s/>| <text:s text:c="2"/>4 <text:s text:c="4"/>7 <text:s/>| <text:s text:c="2"/>3</text:p>
      <text:p text:style-name="P9"><text:s text:c="4"/>6 <text:s text:c="6"/>AB_Open <text:s text:c="5"/>0 <text:s/>| <text:s/>10 <text:s text:c="4"/>6 <text:s/>| <text:s text:c="2"/>4 <text:s text:c="4"/>4 <text:s/>| <text:s text:c="2"/>6 <text:s text:c="4"/>6 <text:s/>| <text:s text:c="2"/>4 <text:s text:c="4"/>4 <text:s/>| <text:s text:c="2"/>6</text:p>
      <text:p text:style-name="P9"><text:s text:c="4"/>7 <text:s text:c="5"/>AB_Center <text:s text:c="4"/>2 <text:s/>| <text:s text:c="2"/>8 <text:s text:c="4"/>4 <text:s/>| <text:s text:c="2"/>6 <text:s text:c="4"/>5 <text:s/>| <text:s text:c="2"/>5 <text:s text:c="4"/>5 <text:s/>| <text:s text:c="2"/>5 <text:s text:c="4"/>5 <text:s/>| <text:s text:c="2"/>5</text:p>
      <text:p text:style-name="P9"><text:s text:c="4"/>8 <text:s text:c="4"/>AB_Improved <text:s text:c="3"/>2 <text:s/>| <text:s text:c="2"/>8 <text:s text:c="4"/>4 <text:s/>| <text:s text:c="2"/>6 <text:s text:c="4"/>5 <text:s/>| <text:s text:c="2"/>5 <text:s text:c="4"/>3 <text:s/>| <text:s text:c="2"/>7 <text:s text:c="4"/>2 <text:s/>| <text:s text:c="2"/>8</text:p>
      <text:p text:style-name="P9">--------------------------------------------------------------------------</text:p>
      <text:p text:style-name="P9"><text:s text:c="11"/>Win Rate: <text:s text:c="5"/>17.5% <text:s text:c="7"/>68.8% <text:s text:c="7"/>55.0% <text:s text:c="7"/>53.8% <text:s text:c="7"/>56.2%</text:p>
      <text:p text:style-name="P9"/>
      <text:p text:style-name="P10"><text:s/>Match # <text:s/>CPU - TEST <text:s text:c="4"/>Random <text:s text:c="4"/>AB_Improved <text:s text:c="2"/>AB_Custom <text:s text:c="2"/>AB_Custom_2 <text:s/>AB_Custom_3</text:p>
      <text:p text:style-name="P10"><text:s text:c="23"/>TEST | <text:s/>CPU <text:s/>TEST | <text:s/>CPU <text:s/>TEST | <text:s/>CPU <text:s/>TEST | <text:s/>CPU <text:s/>TEST | <text:s/>CPU</text:p>
      <text:p text:style-name="P10"><text:s text:c="4"/>1 <text:s text:c="6"/>Random <text:s text:c="6"/>4 <text:s/>| <text:s text:c="2"/>6 <text:s text:c="3"/>10 <text:s/>| <text:s text:c="2"/>0 <text:s text:c="4"/>7 <text:s/>| <text:s text:c="2"/>3 <text:s text:c="4"/>8 <text:s/>| <text:s text:c="2"/>2 <text:s text:c="4"/>7 <text:s/>| <text:s text:c="2"/>3</text:p>
      <text:p text:style-name="P10"><text:s text:c="4"/>2 <text:s text:c="6"/>MM_Open <text:s text:c="5"/>0 <text:s/>| <text:s/>10 <text:s text:c="4"/>8 <text:s/>| <text:s text:c="2"/>2 <text:s text:c="4"/>7 <text:s/>| <text:s text:c="2"/>3 <text:s text:c="4"/>7 <text:s/>| <text:s text:c="2"/>3 <text:s text:c="4"/>4 <text:s/>| <text:s text:c="2"/>6</text:p>
      <text:p text:style-name="P10"><text:s text:c="4"/>3 <text:s text:c="5"/>MM_Center <text:s text:c="4"/>2 <text:s/>| <text:s text:c="2"/>8 <text:s text:c="4"/>7 <text:s/>| <text:s text:c="2"/>3 <text:s text:c="4"/>8 <text:s/>| <text:s text:c="2"/>2 <text:s text:c="4"/>7 <text:s/>| <text:s text:c="2"/>3 <text:s text:c="4"/>7 <text:s/>| <text:s text:c="2"/>3</text:p>
      <text:p text:style-name="P10"><text:s text:c="4"/>4 <text:s text:c="4"/>MM_Improved <text:s text:c="3"/>0 <text:s/>| <text:s/>10 <text:s text:c="4"/>6 <text:s/>| <text:s text:c="2"/>4 <text:s text:c="4"/>5 <text:s/>| <text:s text:c="2"/>5 <text:s text:c="4"/>2 <text:s/>| <text:s text:c="2"/>8 <text:s text:c="4"/>7 <text:s/>| <text:s text:c="2"/>3</text:p>
      <text:p text:style-name="P10"><text:s text:c="4"/>5 <text:s text:c="4"/>MM_evtm_CS3 <text:s text:c="3"/>4 <text:s/>| <text:s text:c="2"/>6 <text:s text:c="4"/>8 <text:s/>| <text:s text:c="2"/>2 <text:s text:c="4"/>8 <text:s/>| <text:s text:c="2"/>2 <text:s text:c="4"/>7 <text:s/>| <text:s text:c="2"/>3 <text:s text:c="4"/>7 <text:s/>| <text:s text:c="2"/>3</text:p>
      <text:p text:style-name="P10"><text:s text:c="4"/>6 <text:s text:c="6"/>AB_Open <text:s text:c="5"/>2 <text:s/>| <text:s text:c="2"/>8 <text:s text:c="4"/>7 <text:s/>| <text:s text:c="2"/>3 <text:s text:c="4"/>4 <text:s/>| <text:s text:c="2"/>6 <text:s text:c="4"/>4 <text:s/>| <text:s text:c="2"/>6 <text:s text:c="4"/>6 <text:s/>| <text:s text:c="2"/>4</text:p>
      <text:p text:style-name="P10"><text:s text:c="4"/>7 <text:s text:c="5"/>AB_Center <text:s text:c="4"/>3 <text:s/>| <text:s text:c="2"/>7 <text:s text:c="4"/>6 <text:s/>| <text:s text:c="2"/>4 <text:s text:c="4"/>5 <text:s/>| <text:s text:c="2"/>5 <text:s text:c="4"/>5 <text:s/>| <text:s text:c="2"/>5 <text:s text:c="4"/>6 <text:s/>| <text:s text:c="2"/>4</text:p>
      <text:p text:style-name="P10"><text:s text:c="4"/>8 <text:s text:c="4"/>AB_Improved <text:s text:c="3"/>2 <text:s/>| <text:s text:c="2"/>8 <text:s text:c="4"/>6 <text:s/>| <text:s text:c="2"/>4 <text:s text:c="4"/>5 <text:s/>| <text:s text:c="2"/>5 <text:s text:c="4"/>2 <text:s/>| <text:s text:c="2"/>8 <text:s text:c="4"/>5 <text:s/>| <text:s text:c="2"/>5</text:p>
      <text:p text:style-name="P10">--------------------------------------------------------------------------</text:p>
      <text:p text:style-name="P10"><text:s text:c="11"/>Win Rate: <text:s text:c="5"/>21.2% <text:s text:c="7"/>72.5% <text:s text:c="7"/>61.2% <text:s text:c="7"/>52.5% <text:s text:c="7"/>61.2%</text:p>
      <text:p text:style-name="P10"/>
      <text:p text:style-name="P11">Custom 3 <text:span text:style-name="T7">(ran 1 time)</text:span>:</text:p>
      <text:p text:style-name="P11"><text:s text:c="4"/>if len(game.get_blank_spaces()) / (game.width * game.height) &gt; <text:span text:style-name="T5">0.4:</text:span></text:p>
      <text:p text:style-name="P11"><text:s text:c="8"/><text:span text:style-name="T5">return custom_score(game, player)</text:span></text:p>
      <text:p text:style-name="P11"><text:s text:c="4"/><text:span text:style-name="T5">return custom_score_2(game, player)</text:span></text:p>
      <text:p text:style-name="P12"/>
      <text:p text:style-name="P12"><text:s/>Match # <text:s/>CPU - TEST <text:s text:c="4"/>Random <text:s text:c="4"/>AB_Improved <text:s text:c="2"/>AB_Custom <text:s text:c="2"/>AB_Custom_2 <text:s/>AB_Custom_3</text:p>
      <text:p text:style-name="P12"><text:s text:c="23"/>TEST | <text:s/>CPU <text:s/>TEST | <text:s/>CPU <text:s/>TEST | <text:s/>CPU <text:s/>TEST | <text:s/>CPU <text:s/>TEST | <text:s/>CPU</text:p>
      <text:p text:style-name="P12"><text:s text:c="4"/>1 <text:s text:c="6"/>Random <text:s text:c="6"/>4 <text:s/>| <text:s text:c="2"/>6 <text:s text:c="4"/>7 <text:s/>| <text:s text:c="2"/>3 <text:s text:c="4"/>9 <text:s/>| <text:s text:c="2"/>1 <text:s text:c="3"/>10 <text:s/>| <text:s text:c="2"/>0 <text:s text:c="4"/>8 <text:s/>| <text:s text:c="2"/>2</text:p>
      <text:p text:style-name="P12"><text:s text:c="4"/>2 <text:s text:c="6"/>MM_Open <text:s text:c="5"/>1 <text:s/>| <text:s text:c="2"/>9 <text:s text:c="4"/>9 <text:s/>| <text:s text:c="2"/>1 <text:s text:c="4"/>6 <text:s/>| <text:s text:c="2"/>4 <text:s text:c="4"/>6 <text:s/>| <text:s text:c="2"/>4 <text:s text:c="4"/>6 <text:s/>| <text:s text:c="2"/>4</text:p>
      <text:p text:style-name="P12"><text:s text:c="4"/>3 <text:s text:c="5"/>MM_Center <text:s text:c="4"/>2 <text:s/>| <text:s text:c="2"/>8 <text:s text:c="4"/>9 <text:s/>| <text:s text:c="2"/>1 <text:s text:c="4"/>7 <text:s/>| <text:s text:c="2"/>3 <text:s text:c="4"/>7 <text:s/>| <text:s text:c="2"/>3 <text:s text:c="4"/>7 <text:s/>| <text:s text:c="2"/>3</text:p>
      <text:p text:style-name="P12"><text:s text:c="4"/>4 <text:s text:c="4"/>MM_Improved <text:s text:c="3"/>1 <text:s/>| <text:s text:c="2"/>9 <text:s text:c="4"/>6 <text:s/>| <text:s text:c="2"/>4 <text:s text:c="4"/>7 <text:s/>| <text:s text:c="2"/>3 <text:s text:c="4"/>3 <text:s/>| <text:s text:c="2"/>7 <text:s text:c="4"/>5 <text:s/>| <text:s text:c="2"/>5</text:p>
      <text:p text:style-name="P12"><text:s text:c="4"/>5 <text:s text:c="4"/>MM_evtm_CS3 <text:s text:c="3"/>4 <text:s/>| <text:s text:c="2"/>6 <text:s text:c="4"/>8 <text:s/>| <text:s text:c="2"/>2 <text:s text:c="4"/>6 <text:s/>| <text:s text:c="2"/>4 <text:s text:c="4"/>7 <text:s/>| <text:s text:c="2"/>3 <text:s text:c="4"/>8 <text:s/>| <text:s text:c="2"/>2</text:p>
      <text:p text:style-name="P12"><text:s text:c="4"/>6 <text:s text:c="6"/>AB_Open <text:s text:c="5"/>2 <text:s/>| <text:s text:c="2"/>8 <text:s text:c="4"/>6 <text:s/>| <text:s text:c="2"/>4 <text:s text:c="4"/>4 <text:s/>| <text:s text:c="2"/>6 <text:s text:c="4"/>5 <text:s/>| <text:s text:c="2"/>5 <text:s text:c="4"/>5 <text:s/>| <text:s text:c="2"/>5</text:p>
      <text:p text:style-name="P12"><text:s text:c="4"/>7 <text:s text:c="5"/>AB_Center <text:s text:c="4"/>2 <text:s/>| <text:s text:c="2"/>8 <text:s text:c="4"/>6 <text:s/>| <text:s text:c="2"/>4 <text:s text:c="4"/>4 <text:s/>| <text:s text:c="2"/>6 <text:s text:c="4"/>5 <text:s/>| <text:s text:c="2"/>5 <text:s text:c="4"/>5 <text:s/>| <text:s text:c="2"/>5</text:p>
      <text:p text:style-name="P12"><text:s text:c="4"/>8 <text:s text:c="4"/>AB_Improved <text:s text:c="3"/>0 <text:s/>| <text:s/>10 <text:s text:c="4"/>6 <text:s/>| <text:s text:c="2"/>4 <text:s text:c="4"/>2 <text:s/>| <text:s text:c="2"/>8 <text:s text:c="4"/>3 <text:s/>| <text:s text:c="2"/>7 <text:s text:c="4"/>4 <text:s/>| <text:s text:c="2"/>6</text:p>
      <text:p text:style-name="P12">--------------------------------------------------------------------------</text:p>
      <text:p text:style-name="P12"><text:s text:c="11"/>Win Rate: <text:s text:c="5"/>20.0% <text:s text:c="7"/>71.2% <text:s text:c="7"/>56.2% <text:s text:c="7"/>57.5% <text:s text:c="7"/>60.0%</text:p>
      <text:p text:style-name="P11"/>
      <text:p text:style-name="P11"><text:soft-page-break/>Custom 3 <text:span text:style-name="T8">(ran 2 times)</text:span>:</text:p>
      <text:p text:style-name="P11"><text:s text:c="4"/>if len(game.get_blank_spaces()) / (game.width * game.height) &gt; <text:span text:style-name="T5">0.2:</text:span></text:p>
      <text:p text:style-name="P11"><text:s text:c="8"/><text:span text:style-name="T5">return custom_score_2(game, player)</text:span></text:p>
      <text:p text:style-name="P11"><text:s text:c="4"/><text:span text:style-name="T5">return custom_score(game, player)</text:span></text:p>
      <text:p text:style-name="P11"><text:span text:style-name="T5"/></text:p>
      <text:p text:style-name="P13"><text:span text:style-name="T5"><text:s/>Match # <text:s/>CPU - TEST <text:s text:c="4"/>Random <text:s text:c="4"/>AB_Improved <text:s text:c="2"/>AB_Custom <text:s text:c="2"/>AB_Custom_2 <text:s/>AB_Custom_3</text:span></text:p>
      <text:p text:style-name="P13"><text:span text:style-name="T5"><text:s text:c="23"/>TEST | <text:s/>CPU <text:s/>TEST | <text:s/>CPU <text:s/>TEST | <text:s/>CPU <text:s/>TEST | <text:s/>CPU <text:s/>TEST | <text:s/>CPU</text:span></text:p>
      <text:p text:style-name="P13"><text:span text:style-name="T5"><text:s text:c="4"/>1 <text:s text:c="6"/>Random <text:s text:c="6"/>6 <text:s/>| <text:s text:c="2"/>4 <text:s text:c="4"/>8 <text:s/>| <text:s text:c="2"/>2 <text:s text:c="4"/>8 <text:s/>| <text:s text:c="2"/>2 <text:s text:c="3"/>10 <text:s/>| <text:s text:c="2"/>0 <text:s text:c="4"/>8 <text:s/>| <text:s text:c="2"/>2</text:span></text:p>
      <text:p text:style-name="P13"><text:span text:style-name="T5"><text:s text:c="4"/>2 <text:s text:c="6"/>MM_Open <text:s text:c="5"/>1 <text:s/>| <text:s text:c="2"/>9 <text:s text:c="4"/>6 <text:s/>| <text:s text:c="2"/>4 <text:s text:c="4"/>7 <text:s/>| <text:s text:c="2"/>3 <text:s text:c="4"/>6 <text:s/>| <text:s text:c="2"/>4 <text:s text:c="4"/>4 <text:s/>| <text:s text:c="2"/>6</text:span></text:p>
      <text:p text:style-name="P13"><text:span text:style-name="T5"><text:s text:c="4"/>3 <text:s text:c="5"/>MM_Center <text:s text:c="4"/>2 <text:s/>| <text:s text:c="2"/>8 <text:s text:c="4"/>7 <text:s/>| <text:s text:c="2"/>3 <text:s text:c="4"/>7 <text:s/>| <text:s text:c="2"/>3 <text:s text:c="4"/>7 <text:s/>| <text:s text:c="2"/>3 <text:s text:c="4"/>6 <text:s/>| <text:s text:c="2"/>4</text:span></text:p>
      <text:p text:style-name="P13"><text:span text:style-name="T5"><text:s text:c="4"/>4 <text:s text:c="4"/>MM_Improved <text:s text:c="3"/>3 <text:s/>| <text:s text:c="2"/>7 <text:s text:c="4"/>7 <text:s/>| <text:s text:c="2"/>3 <text:s text:c="4"/>5 <text:s/>| <text:s text:c="2"/>5 <text:s text:c="4"/>6 <text:s/>| <text:s text:c="2"/>4 <text:s text:c="4"/>6 <text:s/>| <text:s text:c="2"/>4</text:span></text:p>
      <text:p text:style-name="P13"><text:span text:style-name="T5"><text:s text:c="4"/>5 <text:s text:c="4"/>MM_evtm_CS3 <text:s text:c="3"/>0 <text:s/>| <text:s/>10 <text:s text:c="4"/>7 <text:s/>| <text:s text:c="2"/>3 <text:s text:c="4"/>7 <text:s/>| <text:s text:c="2"/>3 <text:s text:c="4"/>7 <text:s/>| <text:s text:c="2"/>3 <text:s text:c="4"/>8 <text:s/>| <text:s text:c="2"/>2</text:span></text:p>
      <text:p text:style-name="P13"><text:span text:style-name="T5"><text:s text:c="4"/>6 <text:s text:c="6"/>AB_Open <text:s text:c="5"/>2 <text:s/>| <text:s text:c="2"/>8 <text:s text:c="4"/>4 <text:s/>| <text:s text:c="2"/>6 <text:s text:c="4"/>3 <text:s/>| <text:s text:c="2"/>7 <text:s text:c="4"/>6 <text:s/>| <text:s text:c="2"/>4 <text:s text:c="4"/>3 <text:s/>| <text:s text:c="2"/>7</text:span></text:p>
      <text:p text:style-name="P13"><text:span text:style-name="T5"><text:s text:c="4"/>7 <text:s text:c="5"/>AB_Center <text:s text:c="4"/>3 <text:s/>| <text:s text:c="2"/>7 <text:s text:c="4"/>5 <text:s/>| <text:s text:c="2"/>5 <text:s text:c="4"/>5 <text:s/>| <text:s text:c="2"/>5 <text:s text:c="4"/>4 <text:s/>| <text:s text:c="2"/>6 <text:s text:c="4"/>5 <text:s/>| <text:s text:c="2"/>5</text:span></text:p>
      <text:p text:style-name="P13"><text:span text:style-name="T5"><text:s text:c="4"/>8 <text:s text:c="4"/>AB_Improved <text:s text:c="3"/>1 <text:s/>| <text:s text:c="2"/>9 <text:s text:c="4"/>4 <text:s/>| <text:s text:c="2"/>6 <text:s text:c="4"/>3 <text:s/>| <text:s text:c="2"/>7 <text:s text:c="4"/>4 <text:s/>| <text:s text:c="2"/>6 <text:s text:c="4"/>4 <text:s/>| <text:s text:c="2"/>6</text:span></text:p>
      <text:p text:style-name="P13"><text:span text:style-name="T5">--------------------------------------------------------------------------</text:span></text:p>
      <text:p text:style-name="P13"><text:span text:style-name="T5"><text:s text:c="11"/>Win Rate: <text:s text:c="5"/>22.5% <text:s text:c="7"/>60.0% <text:s text:c="7"/>56.2% <text:s text:c="7"/>62.5% <text:s text:c="7"/>55.0%</text:span></text:p>
      <text:p text:style-name="P11"><text:span text:style-name="T5"/></text:p>
      <text:p text:style-name="P14"><text:span text:style-name="T5"><text:s/>Match # <text:s/>CPU - TEST <text:s text:c="4"/>Random <text:s text:c="4"/>AB_Improved <text:s text:c="2"/>AB_Custom <text:s text:c="2"/>AB_Custom_2 <text:s/>AB_Custom_3</text:span></text:p>
      <text:p text:style-name="P14"><text:span text:style-name="T5"><text:s text:c="23"/>TEST | <text:s/>CPU <text:s/>TEST | <text:s/>CPU <text:s/>TEST | <text:s/>CPU <text:s/>TEST | <text:s/>CPU <text:s/>TEST | <text:s/>CPU</text:span></text:p>
      <text:p text:style-name="P14"><text:span text:style-name="T5"><text:s text:c="4"/>1 <text:s text:c="6"/>Random <text:s text:c="6"/>4 <text:s/>| <text:s text:c="2"/>6 <text:s text:c="4"/>9 <text:s/>| <text:s text:c="2"/>1 <text:s text:c="4"/>7 <text:s/>| <text:s text:c="2"/>3 <text:s text:c="4"/>8 <text:s/>| <text:s text:c="2"/>2 <text:s text:c="4"/>9 <text:s/>| <text:s text:c="2"/>1</text:span></text:p>
      <text:p text:style-name="P14"><text:span text:style-name="T5"><text:s text:c="4"/>2 <text:s text:c="6"/>MM_Open <text:s text:c="5"/>0 <text:s/>| <text:s/>10 <text:s text:c="4"/>7 <text:s/>| <text:s text:c="2"/>3 <text:s text:c="4"/>5 <text:s/>| <text:s text:c="2"/>5 <text:s text:c="4"/>7 <text:s/>| <text:s text:c="2"/>3 <text:s text:c="4"/>6 <text:s/>| <text:s text:c="2"/>4</text:span></text:p>
      <text:p text:style-name="P14"><text:span text:style-name="T5"><text:s text:c="4"/>3 <text:s text:c="5"/>MM_Center <text:s text:c="4"/>3 <text:s/>| <text:s text:c="2"/>7 <text:s text:c="4"/>7 <text:s/>| <text:s text:c="2"/>3 <text:s text:c="4"/>7 <text:s/>| <text:s text:c="2"/>3 <text:s text:c="4"/>7 <text:s/>| <text:s text:c="2"/>3 <text:s text:c="4"/>8 <text:s/>| <text:s text:c="2"/>2</text:span></text:p>
      <text:p text:style-name="P14"><text:span text:style-name="T5"><text:s text:c="4"/>4 <text:s text:c="4"/>MM_Improved <text:s text:c="3"/>0 <text:s/>| <text:s/>10 <text:s text:c="4"/>7 <text:s/>| <text:s text:c="2"/>3 <text:s text:c="4"/>7 <text:s/>| <text:s text:c="2"/>3 <text:s text:c="4"/>6 <text:s/>| <text:s text:c="2"/>4 <text:s text:c="4"/>3 <text:s/>| <text:s text:c="2"/>7</text:span></text:p>
      <text:p text:style-name="P14"><text:span text:style-name="T5"><text:s text:c="4"/>5 <text:s text:c="4"/>MM_evtm_CS3 <text:s text:c="3"/>0 <text:s/>| <text:s/>10 <text:s text:c="4"/>7 <text:s/>| <text:s text:c="2"/>3 <text:s text:c="3"/>10 <text:s/>| <text:s text:c="2"/>0 <text:s text:c="4"/>5 <text:s/>| <text:s text:c="2"/>5 <text:s text:c="4"/>7 <text:s/>| <text:s text:c="2"/>3</text:span></text:p>
      <text:p text:style-name="P14"><text:span text:style-name="T5"><text:s text:c="4"/>6 <text:s text:c="6"/>AB_Open <text:s text:c="5"/>4 <text:s/>| <text:s text:c="2"/>6 <text:s text:c="4"/>4 <text:s/>| <text:s text:c="2"/>6 <text:s text:c="4"/>3 <text:s/>| <text:s text:c="2"/>7 <text:s text:c="4"/>5 <text:s/>| <text:s text:c="2"/>5 <text:s text:c="4"/>5 <text:s/>| <text:s text:c="2"/>5</text:span></text:p>
      <text:p text:style-name="P14"><text:span text:style-name="T5"><text:s text:c="4"/>7 <text:s text:c="5"/>AB_Center <text:s text:c="4"/>3 <text:s/>| <text:s text:c="2"/>7 <text:s text:c="4"/>4 <text:s/>| <text:s text:c="2"/>6 <text:s text:c="4"/>6 <text:s/>| <text:s text:c="2"/>4 <text:s text:c="4"/>6 <text:s/>| <text:s text:c="2"/>4 <text:s text:c="4"/>4 <text:s/>| <text:s text:c="2"/>6</text:span></text:p>
      <text:p text:style-name="P14"><text:span text:style-name="T5"><text:s text:c="4"/>8 <text:s text:c="4"/>AB_Improved <text:s text:c="3"/>1 <text:s/>| <text:s text:c="2"/>9 <text:s text:c="4"/>3 <text:s/>| <text:s text:c="2"/>7 <text:s text:c="4"/>4 <text:s/>| <text:s text:c="2"/>6 <text:s text:c="4"/>1 <text:s/>| <text:s text:c="2"/>9 <text:s text:c="4"/>4 <text:s/>| <text:s text:c="2"/>6</text:span></text:p>
      <text:p text:style-name="P14"><text:span text:style-name="T5">--------------------------------------------------------------------------</text:span></text:p>
      <text:p text:style-name="P14"><text:span text:style-name="T5"><text:s text:c="11"/>Win Rate: <text:s text:c="5"/>18.8% <text:s text:c="7"/>60.0% <text:s text:c="7"/>61.2% <text:s text:c="7"/>56.2% <text:s text:c="7"/>57.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5T10:19:03.347305054</meta:creation-date>
    <dc:date>2018-03-10T12:32:37.322663875</dc:date>
    <meta:editing-duration>PT2H42M50S</meta:editing-duration>
    <meta:editing-cycles>15</meta:editing-cycles>
    <meta:generator>LibreOffice/5.1.6.2$Linux_X86_64 LibreOffice_project/10m0$Build-2</meta:generator>
    <meta:document-statistic meta:table-count="0" meta:image-count="0" meta:object-count="0" meta:page-count="3" meta:paragraph-count="102" meta:word-count="1551" meta:character-count="9587" meta:non-whitespace-character-count="5436"/>
  </office:meta>
</office:document-meta>
</file>